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style:font-size-asian="12pt" style:font-size-complex="12pt"/>
    </style:style>
    <style:style style:name="P2" style:family="paragraph" style:parent-style-name="Standard">
      <style:paragraph-properties fo:text-align="justify" style:justify-single-word="false"/>
      <style:text-properties style:font-name="Arial" fo:font-size="12pt" fo:language="en" fo:country="US" style:font-size-asian="12pt" style:font-size-complex="12pt"/>
    </style:style>
    <style:style style:name="P3"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T1" style:family="text">
      <style:text-properties officeooo:rsid="000333a6"/>
    </style:style>
    <style:style style:name="T2" style:family="text">
      <style:text-properties fo:language="pt" fo:country="BR" officeooo:rsid="000333a6"/>
    </style:style>
    <style:style style:name="T3" style:family="text">
      <style:text-properties fo:language="pt" fo:country="BR" officeooo:rsid="0004e604"/>
    </style:style>
    <style:style style:name="T4" style:family="text">
      <style:text-properties fo:language="pt" fo:country="BR" officeooo:rsid="0006e0af"/>
    </style:style>
    <style:style style:name="T5" style:family="text">
      <style:text-properties fo:language="pt" fo:country="BR" fo:font-weight="bold" officeooo:rsid="000333a6" style:font-weight-asian="bold" style:font-weight-complex="bold"/>
    </style:style>
    <style:style style:name="T6" style:family="text">
      <style:text-properties fo:language="pt" fo:country="BR" officeooo:rsid="00082a50"/>
    </style:style>
    <style:style style:name="T7" style:family="text">
      <style:text-properties officeooo:rsid="0004e604"/>
    </style:style>
    <style:style style:name="T8" style:family="text">
      <style:text-properties fo:font-variant="normal" fo:text-transform="none" fo:color="#222222" style:font-name="arial" fo:font-size="21pt" fo:letter-spacing="normal" fo:font-style="normal" fo:font-weight="normal"/>
    </style:style>
    <style:style style:name="T9" style:family="text">
      <style:text-properties fo:font-variant="normal" fo:text-transform="none" fo:color="#222222" style:font-name="arial" fo:font-size="21pt" fo:letter-spacing="normal" fo:font-style="normal" fo:font-weight="normal" officeooo:rsid="0004e604"/>
    </style:style>
    <style:style style:name="T10" style:family="text">
      <style:text-properties fo:font-variant="normal" fo:text-transform="none" fo:color="#222222" style:font-name="arial" fo:font-size="21pt" fo:letter-spacing="normal" fo:font-style="normal" fo:font-weight="normal" officeooo:rsid="0006e0af"/>
    </style:style>
    <style:style style:name="T11" style:family="text">
      <style:text-properties fo:font-variant="normal" fo:text-transform="none" fo:color="#222222" style:font-name="arial" fo:font-size="21pt" fo:letter-spacing="normal" fo:language="pt" fo:country="BR" fo:font-style="normal" fo:font-weight="normal" officeooo:rsid="000333a6"/>
    </style:style>
    <style:style style:name="T12" style:family="text">
      <style:text-properties fo:font-variant="normal" fo:text-transform="none" fo:color="#222222" style:font-name="inherit" fo:font-size="21pt" fo:letter-spacing="normal" fo:language="pt" fo:country="BR" fo:font-style="normal" fo:font-weight="normal" officeooo:rsid="000333a6"/>
    </style:style>
    <style:style style:name="T13" style:family="text">
      <style:text-properties fo:font-variant="normal" fo:text-transform="none" fo:color="#222222" style:font-name="inherit" fo:font-size="21pt" fo:letter-spacing="normal" fo:language="pt" fo:country="BR" fo:font-style="normal" fo:font-weight="normal" officeooo:rsid="0006e0af"/>
    </style:style>
    <style:style style:name="T14" style:family="text">
      <style:text-properties fo:font-variant="normal" fo:text-transform="none" fo:color="#222222" fo:font-size="21pt" fo:letter-spacing="normal" fo:font-style="normal" fo:font-weight="normal"/>
    </style:style>
    <style:style style:name="T15" style:family="text">
      <style:text-properties fo:font-variant="normal" fo:text-transform="none" fo:color="#222222" fo:font-size="21pt" fo:letter-spacing="normal" fo:font-style="normal" fo:font-weight="normal" officeooo:rsid="0004e604"/>
    </style:style>
    <style:style style:name="T16" style:family="text">
      <style:text-properties fo:font-variant="normal" fo:text-transform="none" fo:color="#222222" fo:font-size="21pt" fo:letter-spacing="normal" fo:font-style="normal" fo:font-weight="normal" officeooo:rsid="0006e0af"/>
    </style:style>
    <style:style style:name="T17" style:family="text">
      <style:text-properties fo:font-variant="normal" fo:text-transform="none" fo:color="#222222" fo:font-size="21pt" fo:letter-spacing="normal" fo:language="pt" fo:country="BR" fo:font-style="normal" fo:font-weight="normal" officeooo:rsid="0006e0af"/>
    </style:style>
    <style:style style:name="T18" style:family="text">
      <style:text-properties fo:font-variant="normal" fo:text-transform="none" fo:color="#222222" fo:font-size="21pt" fo:letter-spacing="normal" fo:language="pt" fo:country="BR" fo:font-style="normal" fo:font-weight="normal" officeooo:rsid="000333a6"/>
    </style:style>
    <style:style style:name="T19" style:family="text">
      <style:text-properties fo:font-variant="normal" fo:text-transform="none" fo:color="#222222" fo:letter-spacing="normal" fo:font-style="normal" fo:font-weight="normal"/>
    </style:style>
    <style:style style:name="T20" style:family="text">
      <style:text-properties fo:font-variant="normal" fo:text-transform="none" fo:color="#222222" fo:letter-spacing="normal" fo:font-style="normal" fo:font-weight="normal" officeooo:rsid="0004e604"/>
    </style:style>
    <style:style style:name="T21" style:family="text">
      <style:text-properties fo:font-variant="normal" fo:text-transform="none" fo:color="#222222" fo:letter-spacing="normal" fo:font-style="normal" fo:font-weight="normal" officeooo:rsid="0006e0af"/>
    </style:style>
    <style:style style:name="T22" style:family="text">
      <style:text-properties fo:font-variant="normal" fo:text-transform="none" fo:color="#222222" fo:letter-spacing="normal" fo:language="pt" fo:country="BR" fo:font-style="normal" fo:font-weight="normal" officeooo:rsid="0006e0af"/>
    </style:style>
    <style:style style:name="T23" style:family="text">
      <style:text-properties fo:font-variant="normal" fo:text-transform="none" fo:color="#222222" fo:letter-spacing="normal" fo:language="pt" fo:country="BR" fo:font-style="normal" fo:font-weight="normal" officeooo:rsid="000333a6"/>
    </style:style>
    <style:style style:name="T24" style:family="text">
      <style:text-properties fo:font-size="21pt" fo:language="pt" fo:country="PT" fo:font-style="normal" fo:font-weight="normal" officeooo:rsid="000333a6"/>
    </style:style>
    <style:style style:name="T25" style:family="text">
      <style:text-properties fo:font-size="21pt" fo:language="pt" fo:country="PT" fo:font-style="normal" fo:font-weight="normal" officeooo:rsid="0006e0af"/>
    </style:style>
    <style:style style:name="T26" style:family="text">
      <style:text-properties officeooo:rsid="0006a91a"/>
    </style:style>
    <style:style style:name="T27" style:family="text">
      <style:text-properties officeooo:rsid="0006e0af"/>
    </style:style>
    <style:style style:name="T28" style:family="text">
      <style:text-properties fo:language="pt" fo:country="PT" fo:font-style="normal" fo:font-weight="normal" officeooo:rsid="000333a6"/>
    </style:style>
    <style:style style:name="T29" style:family="text">
      <style:text-properties fo:language="pt" fo:country="PT" fo:font-style="normal" fo:font-weight="normal" officeooo:rsid="0006e0af"/>
    </style:style>
    <style:style style:name="T30" style:family="text">
      <style:text-properties style:font-name="inherit" fo:font-size="21pt" fo:language="pt" fo:country="PT" fo:font-style="normal" fo:font-weight="normal" officeooo:rsid="000333a6"/>
    </style:style>
    <style:style style:name="T31" style:family="text">
      <style:text-properties style:font-name="inherit" fo:font-size="21pt" fo:language="pt" fo:country="PT" fo:font-style="normal" fo:font-weight="normal" officeooo:rsid="0006e0af"/>
    </style:style>
    <style:style style:name="T32" style:family="text">
      <style:text-properties fo:font-weight="bold" style:font-weight-asian="bold" style:font-weight-complex="bold"/>
    </style:style>
    <style:style style:name="T33" style:family="text">
      <style:text-properties officeooo:rsid="0006fe0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tica_Wireshark_6_IP_v6.0</text:p>
      <text:p text:style-name="P1">Ernesto Gurgel Valente Neto</text:p>
      <text:p text:style-name="P1"/>
      <text:p text:style-name="P2">1. Select the first ICMP Echo Request message sent by your computer, and expand the Internet Protocol part of the packet in the packet details window. What is the IP address of your computer?</text:p>
      <text:p text:style-name="P1"/>
      <text:p text:style-name="P3">RESPOSTA: </text:p>
      <text:p text:style-name="P1"><text:span text:style-name="T1">Meu ip é</text:span> 192.168.<text:span text:style-name="T7">0</text:span>.<text:span text:style-name="T7">2</text:span></text:p>
      <text:p text:style-name="P1"/>
      <text:p text:style-name="P2">2. Within the IP packet header, what is the value in the upper layer protocol field?</text:p>
      <text:p text:style-name="P1"/>
      <text:p text:style-name="P3">RESPOSTA: </text:p>
      <text:p text:style-name="P1"><text:span text:style-name="T3">O</text:span><text:span text:style-name="T2"> valor no campo de protocolo da camada superior é ICMP (0x01)</text:span></text:p>
      <text:p text:style-name="P1"/>
      <text:p text:style-name="P1"/>
      <text:p text:style-name="P2">3. How many bytes are in the IP header? How many bytes are in the payload of the IP datagram? Explain how you determined the number of payload bytes.</text:p>
      <text:p text:style-name="P1"/>
      <text:p text:style-name="P1"><text:span text:style-name="T5">RESPOSTA: </text:span><text:line-break/><text:span text:style-name="T19">Existem 20 bytes no cabeçalho IP e um comprimento de 56 bytes </text:span><text:span text:style-name="T20">logo</text:span><text:span text:style-name="T19"> </text:span><text:span text:style-name="T20">sobram</text:span><text:span text:style-name="T19"> 36 bytes </text:span></text:p>
      <text:p text:style-name="P1"/>
      <text:p text:style-name="P1"/>
      <text:p text:style-name="P2">4. Has this IP datagram been fragmented? Explain how you determined whether or not the datagram has been fragmented.</text:p>
      <text:p text:style-name="P1"/>
      <text:p text:style-name="P3">RESPOSTA:</text:p>
      <text:p text:style-name="P1">Não esta porque os fragmentos são setados com bit = 0, então os dados não são fragmentados.</text:p>
      <text:p text:style-name="P1"/>
      <text:p text:style-name="P1"/>
      <text:p text:style-name="P2">5. Which fields in the IP datagram always change from one datagram to the next within this series of ICMP messages sent by your computer?</text:p>
      <text:p text:style-name="P1"/>
      <text:p text:style-name="P3">RESPOSTA:</text:p>
      <text:p text:style-name="P1"><text:span text:style-name="T3">Várias vezes, ele tem um curto</text:span><text:span text:style-name="T2"> tempo de vida </text:span><text:span text:style-name="T3">e depois de uma verificação o </text:span><text:span text:style-name="T2">cabeçalho sempre.</text:span></text:p>
      <text:p text:style-name="P1"/>
      <text:p text:style-name="P2">6. Which fields stay constant? Which of the fields must stay constant? Which fields must change? Why?</text:p>
      <text:p text:style-name="P2"/>
      <text:p text:style-name="P3">RESPOSTA:</text:p>
      <text:p text:style-name="P1">Os valores <text:span text:style-name="T33">não alterados</text:span>:</text:p>
      <text:p text:style-name="P1">1 – O Comprimento do cabeçalho, como são pacotes ICMP não vão mudar a não ser que ele perca gateway ou não consiga mais entregar os pacotes.</text:p>
      <text:p text:style-name="P1"><text:span text:style-name="T26">2 – </text:span>IP de origem, <text:span text:style-name="T26">não vai mudar ao menos que reset a rede.</text:span></text:p>
      <text:p text:style-name="P1"><text:span text:style-name="T26">3 – </text:span>IP de destino, <text:span text:style-name="T26">não vai mudar a não ser que os responsáveis mudem o endereço.</text:span></text:p>
      <text:p text:style-name="P1"><text:span text:style-name="T26">4 – </text:span>Protocolo de camada superior, <text:span text:style-name="T26">são pacotes ICMP não vão mudar (resposta acima).</text:span></text:p>
      <text:p text:style-name="P1"><text:span text:style-name="T26">C</text:span>onstantes são: </text:p>
      <text:p text:style-name="P1"><text:soft-page-break/><text:span text:style-name="T26">1 – </text:span>IPv4.</text:p>
      <text:p text:style-name="P1"><text:span text:style-name="T26">2 – C</text:span>omprimento do cabeçalho.</text:p>
      <text:p text:style-name="P1"><text:span text:style-name="T26">3 –</text:span> IP de origem (já que estamos enviando da mesma fonte) </text:p>
      <text:p text:style-name="P1"><text:span text:style-name="T26">4 –</text:span> IP de destino (já que estamos <text:span text:style-name="T26">recebendo</text:span> <text:span text:style-name="T26">d</text:span>o mesmo destino)</text:p>
      <text:p text:style-name="P1"/>
      <text:p text:style-name="P2">7. Describe the pattern you see in the values in the Identification field of the IP datagram.</text:p>
      <text:p text:style-name="P1"/>
      <text:p text:style-name="P3"><text:span text:style-name="T2">RESPOSTA: </text:span></text:p>
      <text:p text:style-name="P1"><text:span text:style-name="T6">Existe uma operação sucessiva em que os campos de identificação do cabeçalho são incrementados a cada solicitação.</text:span></text:p>
      <text:p text:style-name="P1"><text:span text:style-name="T2"/></text:p>
      <text:p text:style-name="P2">8. What is the value in the Identification field and the TTL field?</text:p>
      <text:p text:style-name="P1"/>
      <text:p text:style-name="P3">RESPOSTA: </text:p>
      <text:p text:style-name="P1">TTL: 64 <text:span text:style-name="T27">e Identificação</text:span> 30767 </text:p>
      <text:p text:style-name="P1"/>
      <text:p text:style-name="P2">9. Do these values remain unchanged for all of the ICMP TTL-exceeded replies sent to your computer by the nearest (first hop) router? Why?</text:p>
      <text:p text:style-name="P1"/>
      <text:p text:style-name="P3">RESPOSTA: </text:p>
      <text:p text:style-name="P1"><text:span text:style-name="T19">O campo de identificação é alterado para todas as respostas excedidas pelo ICMP porque o campo de identificação é um valor exclusivo. O campo TTL permanece inalterado porque </text:span><text:span text:style-name="T21">é o </text:span><text:span text:style-name="T19">primeiro salto </text:span><text:span text:style-name="T21">e ele sempre esta seguindo mesmo caminho</text:span><text:span text:style-name="T19">.</text:span> </text:p>
      <text:p text:style-name="P1"/>
      <text:p text:style-name="P2">10. Find the first ICMP Echo Request message that was sent by your computer after you changed the Packet Size in pingplotter to be 2000. Has that message been fragmented across more than one IP datagram? [Note: if you find your packet has not been fragmented, you should download the zip file http://gaia.cs.umass.edu/wireshark-labs/wireshark-traces.zip and extract the ipethereal-trace-1packet trace. If your computer has an Ethernet interface, a packet size of 2000 should cause fragmentation.</text:p>
      <text:p text:style-name="P1"/>
      <text:p text:style-name="P1"><text:span text:style-name="T32">RESPOSTA</text:span>: </text:p>
      <text:p text:style-name="P1"><text:bookmark text:name="tw-target-text"/><text:span text:style-name="T4">Sim, ele</text:span><text:span text:style-name="T2"> </text:span><text:span text:style-name="T28">foi fragmentado </text:span><text:span text:style-name="T29">em vários</text:span><text:span text:style-name="T28"> datagram.</text:span></text:p>
      <text:p text:style-name="P1"/>
      <text:p text:style-name="P2">11. Print out the first fragment of the fragmented IP datagram. What information in the IP header indicates that the datagram been fragmented? What information in the IP header indicates whether this is the first fragment versus a latter fragment? How long is this IP datagram?</text:p>
      <text:p text:style-name="P1"/>
      <text:p text:style-name="P3">RESPOSTA: </text:p>
      <text:p text:style-name="P1"><text:span text:style-name="T22">O </text:span><text:span text:style-name="T23">Flags </text:span><text:span text:style-name="T22">de marcação esta ativo</text:span><text:span text:style-name="T23"> indicando que o datagram foi fragmentado </text:span><text:span text:style-name="T22">e tem um</text:span><text:span text:style-name="T23"> comprimento total de 1500 </text:span><text:span text:style-name="T22">menos (tamanho) do cabeçalho</text:span><text:span text:style-name="T23">.</text:span></text:p>
      <text:p text:style-name="P1"/>
      <text:p text:style-name="P2">12. Print out the second fragment of the fragmented IP datagram. What information in the IP header indicates that this is not the first datagram fragment? Are the more fragments? How can you tell?</text:p>
      <text:p text:style-name="P1"/>
      <text:p text:style-name="P1"/>
      <text:p text:style-name="P1"/>
      <text:p text:style-name="P3"><text:soft-page-break/><text:span text:style-name="T1">RESPOSTA:</text:span> </text:p>
      <text:p text:style-name="P1"><text:line-break/><text:span text:style-name="T27">E</text:span><text:span text:style-name="T19">sse não é o primeiro fragmento, já que o sinalizador de </text:span><text:span text:style-name="T21">último</text:span><text:span text:style-name="T19"> fragmento não está definido.</text:span> </text:p>
      <text:p text:style-name="P1"/>
      <text:p text:style-name="P2">13. What fields change in the IP header between the first and second fragment? </text:p>
      <text:p text:style-name="P1"/>
      <text:p text:style-name="P3">RESPOSTA: </text:p>
      <text:p text:style-name="P1"><text:bookmark text:name="tw-target-text2"/>Os campos do cabeçalho IP que foram alterados, sinalizadores, deslocamento e soma de verificação.</text:p>
      <text:p text:style-name="P2"/>
      <text:p text:style-name="P2">14. How many fragments were created from the original datagram?</text:p>
      <text:p text:style-name="P1"><text:span text:style-name="T32">RESPOSTA:</text:span> </text:p>
      <text:p text:style-name="P1"><text:span text:style-name="T4">Foram </text:span><text:span text:style-name="T2">3 pacotes </text:span><text:span text:style-name="T4">fragmentados</text:span><text:span text:style-name="T2">.</text:span></text:p>
      <text:p text:style-name="P1"/>
      <text:p text:style-name="P2">15. What fields change in the IP header among the fragments?</text:p>
      <text:p text:style-name="P1"><text:s/></text:p>
      <text:p text:style-name="P3">RESPOSTA:</text:p>
      <text:p text:style-name="P1"><text:span text:style-name="T4">Foi o campo do cabeçalho</text:span><text:span text:style-name="T23">, </text:span><text:span text:style-name="T22">primeiro teve deslocamento e depois uma soma de verificação. Teve também mudanças do tamanho do pacote em relação ao comprimento total do pacote e também mudanças nos flag de sinalizaçã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pt" fo:country="B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erson"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19-11-23T01:19:13.850000000</dc:date>
    <meta:editing-duration>PT25M31S</meta:editing-duration>
    <meta:editing-cycles>7</meta:editing-cycles>
    <meta:document-statistic meta:table-count="0" meta:image-count="0" meta:object-count="0" meta:page-count="3" meta:paragraph-count="56" meta:word-count="730" meta:character-count="4346" meta:non-whitespace-character-count="3643"/>
  </office:meta>
</office:document-meta>
</file>